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quí tienes el log de GIT por si acaso pero recomiendo mirarlo desde la URL del repositorio que esta en el otro documento, debido a que he estado trabando en el proyecto en diferentes sitios hay muchos commits.</text:p>
      <text:p text:style-name="Standard"><text:s/></text:p>
      <text:p text:style-name="Standard">C:\xampp\htdocs\Crebici&gt;git log</text:p>
      <text:p text:style-name="Standard">commit 51d41d288c837bd101846fd3c45f41c755e70c07 (HEAD -&gt; master, origin/master)</text:p>
      <text:p text:style-name="Standard">Author: Fco J Tomas Ferrandez &lt;fjtomas87@gmail.com&gt;</text:p>
      <text:p text:style-name="Standard">Date: <text:s text:c="2"/>Wed Jun 12 22:36:10 2019 +0200</text:p>
      <text:p text:style-name="Standard"/>
      <text:p text:style-name="Standard"><text:s text:c="4"/>sitemap</text:p>
      <text:p text:style-name="Standard"/>
      <text:p text:style-name="Standard">commit e03da198c76d41786d444cef5bd240ec3c995b19</text:p>
      <text:p text:style-name="Standard">Author: Fco J Tomas Ferrandez &lt;fjtomas87@gmail.com&gt;</text:p>
      <text:p text:style-name="Standard">Date: <text:s text:c="2"/>Wed Jun 12 21:24:00 2019 +0200</text:p>
      <text:p text:style-name="Standard"/>
      <text:p text:style-name="Standard"><text:s text:c="4"/>12/06</text:p>
      <text:p text:style-name="Standard"/>
      <text:p text:style-name="Standard">commit 0081aeb00c4cdbd1630f5d2cb70ad97b854d5a88</text:p>
      <text:p text:style-name="Standard">Author: Fco J Tomas Ferrandez &lt;fjtomas87@gmail.com&gt;</text:p>
      <text:p text:style-name="Standard">Date: <text:s text:c="2"/>Wed Jun 12 00:02:29 2019 +0200</text:p>
      <text:p text:style-name="Standard"/>
      <text:p text:style-name="Standard"><text:s text:c="4"/>11/06</text:p>
      <text:p text:style-name="Standard"/>
      <text:p text:style-name="Standard">commit 0c7730f506c8f25ffc783ab19de79420c5d3fc45</text:p>
      <text:p text:style-name="Standard">Author: Fco J Tomas Ferrandez &lt;fjtomas87@gmail.com&gt;</text:p>
      <text:p text:style-name="Standard">Date: <text:s text:c="2"/>Mon Jun 10 22:52:08 2019 +0200</text:p>
      <text:p text:style-name="Standard"/>
      <text:p text:style-name="Standard"><text:s text:c="4"/>10/06</text:p>
      <text:p text:style-name="Standard"/>
      <text:p text:style-name="Standard">commit 82cae4755dfe9926ecb496c77a9c42d38a3094ff</text:p>
      <text:p text:style-name="Standard">Author: Fco J Tomas Ferrandez &lt;fjtomas87@gmail.com&gt;</text:p>
      <text:p text:style-name="Standard">Date: <text:s text:c="2"/>Mon Jun 10 01:46:05 2019 +0200</text:p>
      <text:p text:style-name="Standard"/>
      <text:p text:style-name="Standard"><text:s text:c="4"/>10/06</text:p>
      <text:p text:style-name="Standard">:...skipping...</text:p>
      <text:p text:style-name="Standard">commit 51d41d288c837bd101846fd3c45f41c755e70c07 (HEAD -&gt; master, origin/master)</text:p>
      <text:p text:style-name="Standard">Author: Fco J Tomas Ferrandez &lt;fjtomas87@gmail.com&gt;</text:p>
      <text:p text:style-name="Standard">Date: <text:s text:c="2"/>Wed Jun 12 22:36:10 2019 +0200</text:p>
      <text:p text:style-name="Standard"/>
      <text:p text:style-name="Standard"><text:s text:c="4"/>sitemap</text:p>
      <text:p text:style-name="Standard"/>
      <text:p text:style-name="Standard">commit e03da198c76d41786d444cef5bd240ec3c995b19</text:p>
      <text:p text:style-name="Standard">Author: Fco J Tomas Ferrandez &lt;fjtomas87@gmail.com&gt;</text:p>
      <text:p text:style-name="Standard">Date: <text:s text:c="2"/>Wed Jun 12 21:24:00 2019 +0200</text:p>
      <text:p text:style-name="Standard"/>
      <text:p text:style-name="Standard"><text:s text:c="4"/>12/06</text:p>
      <text:p text:style-name="Standard"/>
      <text:p text:style-name="Standard">commit 0081aeb00c4cdbd1630f5d2cb70ad97b854d5a88</text:p>
      <text:p text:style-name="Standard">Author: Fco J Tomas Ferrandez &lt;fjtomas87@gmail.com&gt;</text:p>
      <text:p text:style-name="Standard">Date: <text:s text:c="2"/>Wed Jun 12 00:02:29 2019 +0200</text:p>
      <text:p text:style-name="Standard"/>
      <text:p text:style-name="Standard"><text:s text:c="4"/>11/06</text:p>
      <text:p text:style-name="Standard"><text:soft-page-break/></text:p>
      <text:p text:style-name="Standard">commit 0c7730f506c8f25ffc783ab19de79420c5d3fc45</text:p>
      <text:p text:style-name="Standard">Author: Fco J Tomas Ferrandez &lt;fjtomas87@gmail.com&gt;</text:p>
      <text:p text:style-name="Standard">Date: <text:s text:c="2"/>Mon Jun 10 22:52:08 2019 +0200</text:p>
      <text:p text:style-name="Standard"/>
      <text:p text:style-name="Standard"><text:s text:c="4"/>10/06</text:p>
      <text:p text:style-name="Standard"/>
      <text:p text:style-name="Standard">commit 82cae4755dfe9926ecb496c77a9c42d38a3094ff</text:p>
      <text:p text:style-name="Standard">Author: Fco J Tomas Ferrandez &lt;fjtomas87@gmail.com&gt;</text:p>
      <text:p text:style-name="Standard">Date: <text:s text:c="2"/>Mon Jun 10 01:46:05 2019 +0200</text:p>
      <text:p text:style-name="Standard"/>
      <text:p text:style-name="Standard"><text:s text:c="4"/>10/06</text:p>
      <text:p text:style-name="Standard"/>
      <text:p text:style-name="Standard">commit 6b69c38f218459d9ac9a5129842542e3f6f7d0a1</text:p>
      <text:p text:style-name="Standard">Author: Fco J Tomas Ferrandez &lt;fjtomas87@gmail.com&gt;</text:p>
      <text:p text:style-name="Standard">Date: <text:s text:c="2"/>Sun Jun 9 16:50:45 2019 +0200</text:p>
      <text:p text:style-name="Standard"/>
      <text:p text:style-name="Standard"><text:s text:c="4"/>Delete indexPrueba.php</text:p>
      <text:p text:style-name="Standard"/>
      <text:p text:style-name="Standard">commit 610eb48b0aedee1d2db6eb2da377e412346e518e</text:p>
      <text:p text:style-name="Standard">Author: Fco J Tomas Ferrandez &lt;fjtomas87@gmail.com&gt;</text:p>
      <text:p text:style-name="Standard">Date: <text:s text:c="2"/>Sun Jun 9 16:48:21 2019 +0200</text:p>
      <text:p text:style-name="Standard"/>
      <text:p text:style-name="Standard"><text:s text:c="4"/>$_server</text:p>
      <text:p text:style-name="Standard"/>
      <text:p text:style-name="Standard">commit 64042841b333e7c0e7808d8afe97ce3641cc2f0f</text:p>
      <text:p text:style-name="Standard">Author: Fco J Tomas Ferrandez &lt;fjtomas87@gmail.com&gt;</text:p>
      <text:p text:style-name="Standard">Date: <text:s text:c="2"/>Sun Jun 9 01:40:28 2019 +0200</text:p>
      <text:p text:style-name="Standard"/>
      <text:p text:style-name="Standard"><text:s text:c="4"/>09/06</text:p>
      <text:p text:style-name="Standard"/>
      <text:p text:style-name="Standard">commit 8ebfa95c985bc813144cf7d1f347cc66be02cc0c</text:p>
      <text:p text:style-name="Standard">Author: Fco J Tomas Ferrandez &lt;fjtomas87@gmail.com&gt;</text:p>
      <text:p text:style-name="Standard">Date: <text:s text:c="2"/>Thu Jun 6 23:55:55 2019 +0200</text:p>
      <text:p text:style-name="Standard"/>
      <text:p text:style-name="Standard"><text:s text:c="4"/>06/06</text:p>
      <text:p text:style-name="Standard"/>
      <text:p text:style-name="Standard">commit 82bce542a85866559c080a9bf17aa726d306c976</text:p>
      <text:p text:style-name="Standard">Author: Fco J Tomas Ferrandez &lt;fjtomas87@gmail.com&gt;</text:p>
      <text:p text:style-name="Standard">Date: <text:s text:c="2"/>Wed Jun 5 21:19:36 2019 +0200</text:p>
      <text:p text:style-name="Standard"/>
      <text:p text:style-name="Standard"><text:s text:c="4"/>05/06</text:p>
      <text:p text:style-name="Standard"/>
      <text:p text:style-name="Standard">commit fae094e85633c063b6f2adec0f8b87483184da86</text:p>
      <text:p text:style-name="Standard">Author: Fco J Tomas Ferrandez &lt;fjtomas87@gmail.com&gt;</text:p>
      <text:p text:style-name="Standard">Date: <text:s text:c="2"/>Tue Jun 4 22:25:26 2019 +0200</text:p>
      <text:p text:style-name="Standard"/>
      <text:p text:style-name="Standard"><text:s text:c="4"/>4/6</text:p>
      <text:p text:style-name="Standard"/>
      <text:p text:style-name="Standard">commit a2e547e8410bbb7f45a0e5d766d9af7c73c12f48</text:p>
      <text:p text:style-name="Standard">Author: Fco J Tomas Ferrandez &lt;fjtomas87@gmail.com&gt;</text:p>
      <text:p text:style-name="Standard">Date: <text:s text:c="2"/>Tue Jun 4 21:34:40 2019 +0200</text:p>
      <text:p text:style-name="Standard"><text:soft-page-break/></text:p>
      <text:p text:style-name="Standard"><text:s text:c="4"/>pdf+alquiler</text:p>
      <text:p text:style-name="Standard"/>
      <text:p text:style-name="Standard">commit c2a0db2f645d871d9b24a6ba5b8202b1ae166ea6</text:p>
      <text:p text:style-name="Standard">Author: Fco J Tomas Ferrandez &lt;fjtomas87@gmail.com&gt;</text:p>
      <text:p text:style-name="Standard">Date: <text:s text:c="2"/>Tue Jun 4 18:33:39 2019 +0200</text:p>
      <text:p text:style-name="Standard"/>
      <text:p text:style-name="Standard"><text:s text:c="4"/>fpdf</text:p>
      <text:p text:style-name="Standard"/>
      <text:p text:style-name="Standard">commit 0e96b3234b3cf5faddcd882f272c9c2b806fd277</text:p>
      <text:p text:style-name="Standard">Author: Fco J Tomas Ferrandez &lt;fjtomas87@gmail.com&gt;</text:p>
      <text:p text:style-name="Standard">Date: <text:s text:c="2"/>Thu May 30 21:08:13 2019 +0200</text:p>
      <text:p text:style-name="Standard"/>
      <text:p text:style-name="Standard"><text:s text:c="4"/>30/05</text:p>
      <text:p text:style-name="Standard"/>
      <text:p text:style-name="Standard">commit 2c4b5457b9601a2aa1fc9d65488da2177e669a52</text:p>
      <text:p text:style-name="Standard">Author: Fco J Tomas Ferrandez &lt;fjtomas87@gmail.com&gt;</text:p>
      <text:p text:style-name="Standard">Date: <text:s text:c="2"/>Thu May 30 01:56:27 2019 +0200</text:p>
      <text:p text:style-name="Standard"/>
      <text:p text:style-name="Standard"><text:s text:c="4"/>29/05</text:p>
      <text:p text:style-name="Standard"/>
      <text:p text:style-name="Standard">commit e396e0f36dded634dc47dcadbf7f8803c52d128d</text:p>
      <text:p text:style-name="Standard">Author: Fco J Tomas Ferrandez &lt;fjtomas87@gmail.com&gt;</text:p>
      <text:p text:style-name="Standard">Date: <text:s text:c="2"/>Tue May 28 21:41:03 2019 +0200</text:p>
      <text:p text:style-name="Standard"/>
      <text:p text:style-name="Standard"><text:s text:c="4"/>28/05</text:p>
      <text:p text:style-name="Standard"/>
      <text:p text:style-name="Standard"><text:s text:c="4"/>validaciones</text:p>
      <text:p text:style-name="Standard"/>
      <text:p text:style-name="Standard">commit 35862ba8cf416ff8c89d5dcfa2a0e33185181850</text:p>
      <text:p text:style-name="Standard">Author: Fco J Tomas Ferrandez &lt;fjtomas87@gmail.com&gt;</text:p>
      <text:p text:style-name="Standard">Date: <text:s text:c="2"/>Mon May 27 22:02:16 2019 +0200</text:p>
      <text:p text:style-name="Standard"/>
      <text:p text:style-name="Standard"><text:s text:c="4"/>27/05</text:p>
      <text:p text:style-name="Standard"/>
      <text:p text:style-name="Standard">commit f61b5b6f4509bb58e3dcc2933a074fdba64ca3bc</text:p>
      <text:p text:style-name="Standard">Author: Fco J Tomas Ferrandez &lt;fjtomas87@gmail.com&gt;</text:p>
      <text:p text:style-name="Standard">Date: <text:s text:c="2"/>Mon May 27 17:18:47 2019 +0200</text:p>
      <text:p text:style-name="Standard"/>
      <text:p text:style-name="Standard"><text:s text:c="4"/>27/05</text:p>
      <text:p text:style-name="Standard"/>
      <text:p text:style-name="Standard">commit edd975d6e70eddea118137dab885b3c99b5254eb</text:p>
      <text:p text:style-name="Standard">Author: Fco J Tomas Ferrandez &lt;fjtomas87@gmail.com&gt;</text:p>
      <text:p text:style-name="Standard">Date: <text:s text:c="2"/>Tue May 21 21:48:57 2019 +0200</text:p>
      <text:p text:style-name="Standard"/>
      <text:p text:style-name="Standard"><text:s text:c="4"/>21/05</text:p>
      <text:p text:style-name="Standard"/>
      <text:p text:style-name="Standard">commit bea98186cc890aa48d73a1c6b36cf699534aa6cb</text:p>
      <text:p text:style-name="Standard">Author: Fco J Tomas Ferrandez &lt;fjtomas87@gmail.com&gt;</text:p>
      <text:p text:style-name="Standard">Date: <text:s text:c="2"/>Thu May 16 21:05:52 2019 +0200</text:p>
      <text:p text:style-name="Standard"/>
      <text:p text:style-name="Standard"><text:s text:c="4"/>16/05</text:p>
      <text:p text:style-name="Standard"><text:soft-page-break/></text:p>
      <text:p text:style-name="Standard">commit 3f86e2372acbd57ffecc7b1d60a3c8ac37aa6c7a</text:p>
      <text:p text:style-name="Standard">Author: Fco J Tomas Ferrandez &lt;fjtomas87@gmail.com&gt;</text:p>
      <text:p text:style-name="Standard">Date: <text:s text:c="2"/>Tue May 14 20:47:01 2019 +0200</text:p>
      <text:p text:style-name="Standard"/>
      <text:p text:style-name="Standard"><text:s text:c="4"/>14/05</text:p>
      <text:p text:style-name="Standard"/>
      <text:p text:style-name="Standard">commit 00e70f62bb67531bb019e00bff260f10585b60b2</text:p>
      <text:p text:style-name="Standard">Author: Fco J Tomas Ferrandez &lt;fjtomas87@gmail.com&gt;</text:p>
      <text:p text:style-name="Standard">Date: <text:s text:c="2"/>Tue May 14 18:03:35 2019 +0200</text:p>
      <text:p text:style-name="Standard"/>
      <text:p text:style-name="Standard"><text:s text:c="4"/>pruebas</text:p>
      <text:p text:style-name="Standard"/>
      <text:p text:style-name="Standard">commit 647d931d44e3d246c48989e41a770e001ed12fa9</text:p>
      <text:p text:style-name="Standard">Author: Fco J Tomas Ferrandez &lt;fjtomas87@gmail.com&gt;</text:p>
      <text:p text:style-name="Standard">Date: <text:s text:c="2"/>Tue May 14 17:51:13 2019 +0200</text:p>
      <text:p text:style-name="Standard"/>
      <text:p text:style-name="Standard"><text:s text:c="4"/>Revert "No funciona ajax. culpa de bootstrap?"</text:p>
      <text:p text:style-name="Standard"/>
      <text:p text:style-name="Standard"><text:s text:c="4"/>This reverts commit 6088babe9b2255dae6ce630141018cb188ed8aa2.</text:p>
      <text:p text:style-name="Standard"/>
      <text:p text:style-name="Standard">commit fcb56436065b7b15b75aace35d00365aee23cf77</text:p>
      <text:p text:style-name="Standard">Author: Fco J Tomas Ferrandez &lt;fjtomas87@gmail.com&gt;</text:p>
      <text:p text:style-name="Standard">Date: <text:s text:c="2"/>Tue May 14 17:47:41 2019 +0200</text:p>
      <text:p text:style-name="Standard"/>
      <text:p text:style-name="Standard"><text:s text:c="4"/>asd</text:p>
      <text:p text:style-name="Standard"/>
      <text:p text:style-name="Standard">commit 6088babe9b2255dae6ce630141018cb188ed8aa2</text:p>
      <text:p text:style-name="Standard">Author: Fco J Tomas Ferrandez &lt;fjtomas87@gmail.com&gt;</text:p>
      <text:p text:style-name="Standard">Date: <text:s text:c="2"/>Thu May 9 21:15:26 2019 +0200</text:p>
      <text:p text:style-name="Standard"/>
      <text:p text:style-name="Standard"><text:s text:c="4"/>No funciona ajax. culpa de bootstrap?</text:p>
      <text:p text:style-name="Standard"/>
      <text:p text:style-name="Standard">commit 52fcf74989a0a8cf005e988900cd3505d79788c5</text:p>
      <text:p text:style-name="Standard">Author: Fjtomas87 &lt;47212271+Fjtomas87@users.noreply.github.com&gt;</text:p>
      <text:p text:style-name="Standard">Date: <text:s text:c="2"/>Thu May 9 11:51:48 2019 +0200</text:p>
      <text:p text:style-name="Standard"/>
      <text:p text:style-name="Standard"><text:s text:c="4"/>pruebas AJAX</text:p>
      <text:p text:style-name="Standard"/>
      <text:p text:style-name="Standard">commit 17e9d6a319f9f14d0269b7e47056988e0312822f</text:p>
      <text:p text:style-name="Standard">Author: Fco J Tomas Ferrandez &lt;fjtomas87@gmail.com&gt;</text:p>
      <text:p text:style-name="Standard">Date: <text:s text:c="2"/>Wed May 8 21:45:56 2019 +0200</text:p>
      <text:p text:style-name="Standard"/>
      <text:p text:style-name="Standard"><text:s text:c="4"/>no llego</text:p>
      <text:p text:style-name="Standard"/>
      <text:p text:style-name="Standard">commit a9cf57b696b6c515673744a02adec4376a6390a6</text:p>
      <text:p text:style-name="Standard">Author: Fco J Tomas Ferrandez &lt;fjtomas87@gmail.com&gt;</text:p>
      <text:p text:style-name="Standard">Date: <text:s text:c="2"/>Tue May 7 22:17:35 2019 +0200</text:p>
      <text:p text:style-name="Standard"/>
      <text:p text:style-name="Standard"><text:s text:c="4"/>slideshow, cuentas, admin</text:p>
      <text:p text:style-name="Standard"/>
      <text:p text:style-name="Standard">commit 00bbfc64a0e524373d06d9a55214ea39a40dd87d</text:p>
      <text:p text:style-name="Standard"><text:soft-page-break/>Author: Fco J Tomas Ferrandez &lt;fjtomas87@gmail.com&gt;</text:p>
      <text:p text:style-name="Standard">Date: <text:s text:c="2"/>Mon May 6 23:23:58 2019 +0200</text:p>
      <text:p text:style-name="Standard"/>
      <text:p text:style-name="Standard"><text:s text:c="4"/>alquiler</text:p>
      <text:p text:style-name="Standard"/>
      <text:p text:style-name="Standard">commit 2c21513dbe7d645a9db48ecc0d03e41c46e881ca</text:p>
      <text:p text:style-name="Standard">Merge: 4def2c7 c14a572</text:p>
      <text:p text:style-name="Standard">Author: Fco J Tomas Ferrandez &lt;fjtomas87@gmail.com&gt;</text:p>
      <text:p text:style-name="Standard">Date: <text:s text:c="2"/>Sun May 5 23:46:26 2019 +0200</text:p>
      <text:p text:style-name="Standard"/>
      <text:p text:style-name="Standard"><text:s text:c="4"/>Merge branch 'master' of https://github.com/Fjtomas87/Crebici</text:p>
      <text:p text:style-name="Standard"/>
      <text:p text:style-name="Standard">commit 4def2c706d9901e58b83827d976c3223681344e3</text:p>
      <text:p text:style-name="Standard">Author: Fco J Tomas Ferrandez &lt;fjtomas87@gmail.com&gt;</text:p>
      <text:p text:style-name="Standard">Date: <text:s text:c="2"/>Sun May 5 23:40:57 2019 +0200</text:p>
      <text:p text:style-name="Standard"/>
      <text:p text:style-name="Standard"><text:s text:c="4"/>reservar</text:p>
      <text:p text:style-name="Standard"/>
      <text:p text:style-name="Standard">commit bfc6f5b9328ef7ae08fec30468b1e8f730cd24fa</text:p>
      <text:p text:style-name="Standard">Author: Fco J Tomas Ferrandez &lt;fjtomas87@gmail.com&gt;</text:p>
      <text:p text:style-name="Standard">Date: <text:s text:c="2"/>Sun May 5 18:32:00 2019 +0200</text:p>
      <text:p text:style-name="Standard"/>
      <text:p text:style-name="Standard"><text:s text:c="4"/>Resubida</text:p>
      <text:p text:style-name="Standard"/>
      <text:p text:style-name="Standard">commit c14a572c780e4ea3ee01fdf2df6e5bdfe51adde9</text:p>
      <text:p text:style-name="Standard">Author: Fjtomas87 &lt;47212271+Fjtomas87@users.noreply.github.com&gt;</text:p>
      <text:p text:style-name="Standard">Date: <text:s text:c="2"/>Sun May 5 18:06:55 2019 +0200</text:p>
      <text:p text:style-name="Standard"/>
      <text:p text:style-name="Standard"><text:s text:c="4"/>Add files via upload</text:p>
      <text:p text:style-name="Standard"/>
      <text:p text:style-name="Standard">commit 1f2752e7705b5402be2691cdf88d4b05d05d2d75</text:p>
      <text:p text:style-name="Standard">Author: Fjtomas87 &lt;47212271+Fjtomas87@users.noreply.github.com&gt;</text:p>
      <text:p text:style-name="Standard">Date: <text:s text:c="2"/>Sun May 5 18:06:11 2019 +0200</text:p>
      <text:p text:style-name="Standard"/>
      <text:p text:style-name="Standard"><text:s text:c="4"/>Delete imagen</text:p>
      <text:p text:style-name="Standard"/>
      <text:p text:style-name="Standard">commit baf3be526836a48b7f77b441f54607fe3e8db960</text:p>
      <text:p text:style-name="Standard">Author: Fjtomas87 &lt;47212271+Fjtomas87@users.noreply.github.com&gt;</text:p>
      <text:p text:style-name="Standard">Date: <text:s text:c="2"/>Sun May 5 18:05:59 2019 +0200</text:p>
      <text:p text:style-name="Standard"/>
      <text:p text:style-name="Standard"><text:s text:c="4"/>Create imagen</text:p>
      <text:p text:style-name="Standard"/>
      <text:p text:style-name="Standard">commit 3477de52bc5a3e486ffa904db7ce8b7806513314</text:p>
      <text:p text:style-name="Standard">Author: Fjtomas87 &lt;47212271+Fjtomas87@users.noreply.github.com&gt;</text:p>
      <text:p text:style-name="Standard">Date: <text:s text:c="2"/>Sun May 5 18:05:21 2019 +0200</text:p>
      <text:p text:style-name="Standard"/>
      <text:p text:style-name="Standard"><text:s text:c="4"/>Delete alquiler_model.php</text:p>
      <text:p text:style-name="Standard"/>
      <text:p text:style-name="Standard">commit 87169f5e0fa201c29bbf1498de59f4f29e06ba1d</text:p>
      <text:p text:style-name="Standard">Author: Fjtomas87 &lt;47212271+Fjtomas87@users.noreply.github.com&gt;</text:p>
      <text:p text:style-name="Standard">Date: <text:s text:c="2"/>Sun May 5 18:05:15 2019 +0200</text:p>
      <text:p text:style-name="Standard"/>
      <text:p text:style-name="Standard"><text:soft-page-break/><text:s text:c="4"/>Delete bici_model.php</text:p>
      <text:p text:style-name="Standard"/>
      <text:p text:style-name="Standard">commit dacdc2cf7c7fa8b61eb5518bc3cf436473116bc9</text:p>
      <text:p text:style-name="Standard">Author: Fjtomas87 &lt;47212271+Fjtomas87@users.noreply.github.com&gt;</text:p>
      <text:p text:style-name="Standard">Date: <text:s text:c="2"/>Sun May 5 18:05:04 2019 +0200</text:p>
      <text:p text:style-name="Standard"/>
      <text:p text:style-name="Standard"><text:s text:c="4"/>Delete db_abstract_model.php</text:p>
      <text:p text:style-name="Standard"/>
      <text:p text:style-name="Standard">commit e26114fd17b3bb355707d4a633b701e1d5727de2</text:p>
      <text:p text:style-name="Standard">Author: Fjtomas87 &lt;47212271+Fjtomas87@users.noreply.github.com&gt;</text:p>
      <text:p text:style-name="Standard">Date: <text:s text:c="2"/>Sun May 5 18:04:41 2019 +0200</text:p>
      <text:p text:style-name="Standard"/>
      <text:p text:style-name="Standard"><text:s text:c="4"/>Delete conexion.php</text:p>
      <text:p text:style-name="Standard"/>
      <text:p text:style-name="Standard">commit 33dd59c49d4208ed5748c40999e546cfae15a839</text:p>
      <text:p text:style-name="Standard">Author: Fjtomas87 &lt;47212271+Fjtomas87@users.noreply.github.com&gt;</text:p>
      <text:p text:style-name="Standard">Date: <text:s text:c="2"/>Sun May 5 18:04:06 2019 +0200</text:p>
      <text:p text:style-name="Standard"/>
      <text:p text:style-name="Standard"><text:s text:c="4"/>Delete Madison_Vintage.jpg</text:p>
      <text:p text:style-name="Standard"/>
      <text:p text:style-name="Standard">commit 71c1ce9368f3a50f2e1fb68a380eb6308c02876e</text:p>
      <text:p text:style-name="Standard">Author: Fjtomas87 &lt;47212271+Fjtomas87@users.noreply.github.com&gt;</text:p>
      <text:p text:style-name="Standard">Date: <text:s text:c="2"/>Sun May 5 18:03:52 2019 +0200</text:p>
      <text:p text:style-name="Standard"/>
      <text:p text:style-name="Standard"><text:s text:c="4"/>Delete indexPrueba.php</text:p>
      <text:p text:style-name="Standard"/>
      <text:p text:style-name="Standard">commit 233ecbb75872b2aa7d82e03c194ff1750758ef4c</text:p>
      <text:p text:style-name="Standard">Author: Fjtomas87 &lt;47212271+Fjtomas87@users.noreply.github.com&gt;</text:p>
      <text:p text:style-name="Standard">Date: <text:s text:c="2"/>Sun May 5 18:03:29 2019 +0200</text:p>
      <text:p text:style-name="Standard"/>
      <text:p text:style-name="Standard"><text:s text:c="4"/>Delete usuario_model.php</text:p>
      <text:p text:style-name="Standard"/>
      <text:p text:style-name="Standard">commit 68d8e287f4d482657721cf489942d7f32e763595</text:p>
      <text:p text:style-name="Standard">Author: Fjtomas87 &lt;47212271+Fjtomas87@users.noreply.github.com&gt;</text:p>
      <text:p text:style-name="Standard">Date: <text:s text:c="2"/>Sun May 5 17:57:10 2019 +0200</text:p>
      <text:p text:style-name="Standard"/>
      <text:p text:style-name="Standard"><text:s text:c="4"/>Add files via upload</text:p>
      <text:p text:style-name="Standard"/>
      <text:p text:style-name="Standard">commit 167bc385f2d4cd7ccb906d6ce95e4a3fbf8a47da</text:p>
      <text:p text:style-name="Standard">Author: Fjtomas87 &lt;47212271+Fjtomas87@users.noreply.github.com&gt;</text:p>
      <text:p text:style-name="Standard">Date: <text:s text:c="2"/>Sun May 5 17:55:59 2019 +0200</text:p>
      <text:p text:style-name="Standard"/>
      <text:p text:style-name="Standard"><text:s text:c="4"/>Add files via upload</text:p>
      <text:p text:style-name="Standard"/>
      <text:p text:style-name="Standard">commit 68f664d582b6e876dd1d402fc567b67ed353a5f6</text:p>
      <text:p text:style-name="Standard">Author: Fco J Tomas Ferrandez &lt;fjtomas87@gmail.com&gt;</text:p>
      <text:p text:style-name="Standard">Date: <text:s text:c="2"/>Tue Apr 30 18:08:49 2019 +0200</text:p>
      <text:p text:style-name="Standard"/>
      <text:p text:style-name="Standard"><text:s text:c="4"/>Create indexPrueba.php</text:p>
      <text:p text:style-name="Standard"/>
      <text:p text:style-name="Standard">commit af1a5e86955cddcba717d9bafa2b96e287890a06</text:p>
      <text:p text:style-name="Standard">Author: Fco J Tomas Ferrandez &lt;fjtomas87@gmail.com&gt;</text:p>
      <text:p text:style-name="Standard"><text:soft-page-break/>Date: <text:s text:c="2"/>Tue Apr 30 18:05:56 2019 +0200</text:p>
      <text:p text:style-name="Standard"/>
      <text:p text:style-name="Standard"><text:s text:c="4"/>Update inicio.php</text:p>
      <text:p text:style-name="Standard"/>
      <text:p text:style-name="Standard">commit cb81c132f459a3b72e95cece3ec24979dc4f745d</text:p>
      <text:p text:style-name="Standard">Author: Fco J Tomas Ferrandez &lt;fjtomas87@gmail.com&gt;</text:p>
      <text:p text:style-name="Standard">Date: <text:s text:c="2"/>Mon Apr 29 23:05:43 2019 +0200</text:p>
      <text:p text:style-name="Standard"/>
      <text:p text:style-name="Standard"><text:s text:c="4"/>poca cosa</text:p>
      <text:p text:style-name="Standard"/>
      <text:p text:style-name="Standard">commit f18b871133b093282cbd6b418d3cf9ed83ff6f3e</text:p>
      <text:p text:style-name="Standard">Author: Fco J Tomas Ferrandez &lt;fjtomas87@gmail.com&gt;</text:p>
      <text:p text:style-name="Standard">Date: <text:s text:c="2"/>Sun Apr 28 21:27:11 2019 +0200</text:p>
      <text:p text:style-name="Standard"/>
      <text:p text:style-name="Standard"><text:s text:c="4"/>bootstrap</text:p>
      <text:p text:style-name="Standard"/>
      <text:p text:style-name="Standard">commit 5dc0dec702b18354a5de1573019d3f3c5318f2be</text:p>
      <text:p text:style-name="Standard">Author: Fco J Tomas Ferrandez &lt;fjtomas87@gmail.com&gt;</text:p>
      <text:p text:style-name="Standard">Date: <text:s text:c="2"/>Fri Apr 26 21:09:20 2019 +0200</text:p>
      <text:p text:style-name="Standard"/>
      <text:p text:style-name="Standard"><text:s text:c="4"/>clases0.1</text:p>
      <text:p text:style-name="Standard"/>
      <text:p text:style-name="Standard"><text:s text:c="4"/>clases</text:p>
      <text:p text:style-name="Standard"/>
      <text:p text:style-name="Standard">commit c9c7d98bcfd2ef337f4d2bd9ac42971d69b3d929</text:p>
      <text:p text:style-name="Standard">Author: Fco J Tomas Ferrandez &lt;fjtomas87@gmail.com&gt;</text:p>
      <text:p text:style-name="Standard">Date: <text:s text:c="2"/>Fri Apr 26 17:39:07 2019 +0200</text:p>
      <text:p text:style-name="Standard"/>
      <text:p text:style-name="Standard"><text:s text:c="4"/>Creacion de clases</text:p>
      <text:p text:style-name="Standard"/>
      <text:p text:style-name="Standard"><text:s text:c="4"/>clases</text:p>
      <text:p text:style-name="Standard"/>
      <text:p text:style-name="Standard">commit e55bef8ab1c7181e24f628a81b14ad71e4e8f85e</text:p>
      <text:p text:style-name="Standard">Author: Fco J Tomas Ferrandez &lt;fjtomas87@gmail.com&gt;</text:p>
      <text:p text:style-name="Standard">Date: <text:s text:c="2"/>Thu Apr 25 20:18:11 2019 +0200</text:p>
      <text:p text:style-name="Standard"/>
      <text:p text:style-name="Standard"><text:s text:c="4"/>Create Crebici.sql</text:p>
      <text:p text:style-name="Standard">(E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6S</meta:editing-duration>
    <meta:editing-cycles>3</meta:editing-cycles>
    <meta:generator>OpenOffice/4.1.5$Win32 OpenOffice.org_project/415m1$Build-9789</meta:generator>
    <dc:date>2019-06-14T17:26:12.73</dc:date>
    <dc:creator>Kilian Navarro Berna</dc:creator>
    <meta:document-statistic meta:table-count="0" meta:image-count="0" meta:object-count="0" meta:page-count="7" meta:paragraph-count="234" meta:word-count="961" meta:character-count="9151"/>
    <meta:user-defined meta:name="Info 1"/>
    <meta:user-defined meta:name="Info 2"/>
    <meta:user-defined meta:name="Info 3"/>
    <meta:user-defined meta:name="Info 4"/>
  </office:meta>
</office:document-meta>
</file>